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800000389A9AA9A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圖形1" text:anchor-type="paragraph" svg:width="17cm" svg:height="10.283cm" draw:z-index="0"><draw:image xlink:href="Pictures/10000201000005D800000389A9AA9A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nsolas" fo:font-size="10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nsolas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nsolas" fo:font-size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nsolas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nsolas" fo:font-size="12pt"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Lee</meta:initial-creator>
    <meta:creation-date>2021-12-24T16:41:26.59</meta:creation-date>
    <meta:document-statistic meta:table-count="0" meta:image-count="1" meta:object-count="0" meta:page-count="1" meta:paragraph-count="0" meta:word-count="0" meta:character-count="0"/>
    <dc:date>2021-12-24T16:41:58.56</dc:date>
    <dc:creator>Paul Lee</dc:creator>
    <meta:editing-duration>PT32S</meta:editing-duration>
    <meta:editing-cycles>1</meta:editing-cycles>
    <meta:generator>OpenOffice/4.1.10$Win32 OpenOffice.org_project/4110m2$Build-9807</meta:generator>
  </office:meta>
</office:document-meta>
</file>